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6472in"/>
    </style:style>
    <style:style style:name="co10" style:family="table-column">
      <style:table-column-properties fo:break-before="auto" style:column-width="0.6874in"/>
    </style:style>
    <style:style style:name="ro3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b7b7b7" fo:wrap-option="wrap" fo:border-left="0.0008in solid #000000" fo:border-right="none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fo:wrap-option="wrap" fo:border-left="0.0008in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none" fo:background-color="#b7b7b7" fo:wrap-option="wrap" fo:border-left="0.0008in solid #000000" fo:border-right="0.0008in solid #000000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0">
      <style:table-cell-properties fo:border-bottom="none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0008in solid #000000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ff00ff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00ffff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42ff73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background-color="#53d85d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background-color="#41a949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008in solid #000000" fo:background-color="#53d85d" fo:wrap-option="wrap" fo:border-left="0.0008in solid #000000" fo:border-right="0.0008in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000000" fo:wrap-option="wrap" fo:border-left="none" fo:border-right="none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0008in solid #000000" fo:background-color="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none" fo:border-right="none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0">
      <style:table-cell-properties fo:border-bottom="none" fo:wrap-option="wrap" fo:border-left="0.0008in solid #000000" fo:border-right="0.0008in solid #000000" fo:border-top="0.000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3"/>
        <table:table-column table:style-name="co6" table:default-cell-style-name="ce16"/>
        <table:table-column table:style-name="co7" table:default-cell-style-name="Default"/>
        <table:table-column table:style-name="co8" table:default-cell-style-name="ce6"/>
        <table:table-column table:style-name="co10" table:number-columns-repeated="2" table:default-cell-style-name="ce6"/>
        <table:table-column table:style-name="co8" table:default-cell-style-name="ce6"/>
        <table:table-row table:style-name="ro2">
          <table:table-cell table:style-name="ce1" office:value-type="string">
            <text:p>Section</text:p>
          </table:table-cell>
          <table:table-cell table:style-name="ce5" office:value-type="string">
            <text:p>Element</text:p>
          </table:table-cell>
          <table:table-cell table:style-name="ce5" office:value-type="string">
            <text:p>Feature</text:p>
          </table:table-cell>
          <table:table-cell table:style-name="ce5" office:value-type="string">
            <text:p>Impl. Level</text:p>
          </table:table-cell>
          <table:table-cell table:style-name="ce5" office:value-type="string">
            <text:p>Point</text:p>
          </table:table-cell>
          <table:table-cell table:style-name="ce15"/>
          <table:table-cell table:style-name="ce18" office:value-type="string">
            <text:p>Top level</text:p>
          </table:table-cell>
          <table:table-cell table:style-name="ce21" office:value-type="string">
            <text:p>Sections</text:p>
          </table:table-cell>
          <table:table-cell table:style-name="ce21" office:value-type="string">
            <text:p>Required features</text:p>
          </table:table-cell>
          <table:table-cell table:style-name="ce21" office:value-type="string">
            <text:p>Recommended features</text:p>
          </table:table-cell>
          <table:table-cell table:style-name="ce21" office:value-type="string">
            <text:p>Optional features</text:p>
          </table:table-cell>
        </table:table-row>
        <table:table-row table:style-name="ro4">
          <table:table-cell table:style-name="ce2" office:value-type="string">
            <text:p>Oscillator section</text:p>
          </table:table-cell>
          <table:table-cell table:style-name="ce6" table:number-columns-repeated="2"/>
          <table:table-cell office:value-type="string">
            <text:p>implementable</text:p>
          </table:table-cell>
          <table:table-cell table:style-name="ce9" office:value-type="float" office:value="1">
            <text:p>1</text:p>
          </table:table-cell>
          <table:table-cell/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Oscillator</text:p>
          </table:table-cell>
          <table:table-cell/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pulse/square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awtooth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lide</text:p>
          </table:table-cell>
          <table:table-cell office:value-type="string">
            <text:p>implementabl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itch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triangle</text:p>
          </table:table-cell>
          <table:table-cell office:value-type="string">
            <text:p>nativ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tune</text:p>
          </table:table-cell>
          <table:table-cell office:value-type="string">
            <text:p>nativ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pulse width</text:p>
          </table:table-cell>
          <table:table-cell office:value-type="string">
            <text:p>non-native</text:p>
          </table:table-cell>
          <table:table-cell table:style-name="ce12" office:value-type="float" office:value="0">
            <text:p>0</text:p>
          </table:table-cell>
          <table:table-cell table:number-columns-repeated="4"/>
          <table:table-cell table:style-name="ce7" office:value-type="float" office:value="0">
            <text:p>0</text:p>
          </table:table-cell>
          <table:table-cell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sawtooth-triangle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sine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metalizer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waveshape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drift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unison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/>
          <table:table-cell office:value-type="string">
            <text:p>Noise generator</text:p>
          </table:table-cell>
          <table:table-cell/>
          <table:table-cell office:value-type="string">
            <text:p>non-native</text:p>
          </table:table-cell>
          <table:table-cell table:style-name="ce10" office:value-type="float" office:value="0">
            <text:p>0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white noise</text:p>
          </table:table-cell>
          <table:table-cell office:value-type="string">
            <text:p>non-native</text:p>
          </table:table-cell>
          <table:table-cell table:style-name="ce11" office:value-type="float" office:value="0">
            <text:p>0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/>
          <table:table-cell office:value-type="string">
            <text:p>Sub Oscillator</text:p>
          </table:table-cell>
          <table:table-cell/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square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sine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1 octave below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2 octaves below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/>
          <table:table-cell office:value-type="string">
            <text:p>Audio input</text:p>
          </table:table-cell>
          <table:table-cell/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style-name="ce2" office:value-type="string">
            <text:p>Filt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9" office:value-type="float" office:value="1">
            <text:p>1</text:p>
          </table:table-cell>
          <table:table-cell/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Filter</text:p>
          </table:table-cell>
          <table:table-cell/>
          <table:table-cell office:value-type="string">
            <text:p>nativ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ow pass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utoff frequency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sonance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lope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high pass</text:p>
          </table:table-cell>
          <table:table-cell office:value-type="string">
            <text:p>nativ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and pass</text:p>
          </table:table-cell>
          <table:table-cell office:value-type="string">
            <text:p>nativ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7" office:value-type="float" office:value="1">
            <text:p>1</text:p>
          </table:table-cell>
          <table:table-cell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notch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formant</text:p>
          </table:table-cell>
          <table:table-cell office:value-type="string">
            <text:p>non-native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7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style-name="ce2" office:value-type="string">
            <text:p>Mix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9" office:value-type="float" office:value="1">
            <text:p>1</text:p>
          </table:table-cell>
          <table:table-cell/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Mixer</text:p>
          </table:table-cell>
          <table:table-cell/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oscillator level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ise level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audio in level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sub oscillator level</text:p>
          </table:table-cell>
          <table:table-cell office:value-type="string">
            <text:p>nativ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filter balance</text:p>
          </table:table-cell>
          <table:table-cell office:value-type="string">
            <text:p>implementable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7" office:value-type="float" office:value="1">
            <text:p>1</text:p>
          </table:table-cell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style-name="ce2" office:value-type="string">
            <text:p>Amplifier section</text:p>
          </table:table-cell>
          <table:table-cell table:number-columns-repeated="2"/>
          <table:table-cell office:value-type="string">
            <text:p>implementable</text:p>
          </table:table-cell>
          <table:table-cell table:style-name="ce9" office:value-type="float" office:value="1">
            <text:p>1</text:p>
          </table:table-cell>
          <table:table-cell/>
          <table:table-cell table:style-name="ce19" office:value-type="float" office:value="1">
            <text:p>1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Amplifier</text:p>
          </table:table-cell>
          <table:table-cell/>
          <table:table-cell office:value-type="string">
            <text:p>implementable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level</text:p>
          </table:table-cell>
          <table:table-cell office:value-type="string">
            <text:p>native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6"/>
        </table:table-row>
        <table:table-row table:style-name="ro4">
          <table:table-cell table:style-name="ce4"/>
          <table:table-cell table:style-name="ce8"/>
          <table:table-cell table:style-name="ce8" office:value-type="string">
            <text:p>panning</text:p>
          </table:table-cell>
          <table:table-cell table:style-name="ce8" office:value-type="string">
            <text:p>implementable</text:p>
          </table:table-cell>
          <table:table-cell table:style-name="ce14" office:value-type="float" office:value="1">
            <text:p>1</text:p>
          </table:table-cell>
          <table:table-cell table:style-name="ce17"/>
          <table:table-cell table:style-name="ce20"/>
          <table:table-cell table:style-name="ce22" table:number-columns-repeated="2"/>
          <table:table-cell table:style-name="ce8" office:value-type="float" office:value="1">
            <text:p>1</text:p>
          </table:table-cell>
          <table:table-cell table:style-name="ce22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6/05/2013</text:date>, <text:time>23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55:07</meta:creation-date>
    <dc:date>2013-06-05T23:32:10</dc:date>
    <meta:editing-duration>PT3M</meta:editing-duration>
    <meta:editing-cycles>2</meta:editing-cycles>
    <meta:generator>OpenOffice.org/3.4.1$Unix OpenOffice.org_project/341m1$Build-9593</meta:generator>
    <meta:document-statistic meta:table-count="3" meta:cell-count="186" meta:object-count="0"/>
  </office:meta>
</office:document-meta>
</file>